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rsid="00119e38" officeooo:paragraph-rsid="00119e3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normal" officeooo:rsid="00119e38" officeooo:paragraph-rsid="00119e3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4pt" fo:language="ru" fo:country="RU" fo:font-weight="normal" officeooo:rsid="00119e38" officeooo:paragraph-rsid="00119e38" style:font-size-asian="12.25pt" style:font-weight-asian="normal" style:font-size-complex="14pt" style:font-weight-complex="normal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ек золотой Екатерины</text:p>
      <text:p text:style-name="P1">и Политические экспромты Павла <text:span text:style-name="T1">I</text:span></text:p>
      <text:p text:style-name="P2"/>
      <text:p text:style-name="P3">Пугачев был очень жестоким человеком </text:p>
      <text:p text:style-name="P3">в ответ на то что его назвали вором он ответил: «я не ворон а варанёнок»</text:p>
      <text:p text:style-name="P3">резолюция Екатерины на приговор Пугачёва о четвёртой войне </text:p>
      <text:p text:style-name="P3"><text:tab/>«согласна начать с головы. Супостат пусть не мучается»</text:p>
      <text:p text:style-name="P3">После победы французской революции у Екатерины не осталось просвещённого абсолютизма </text:p>
      <text:p text:style-name="P3">именно этот век 2 великих императоров </text:p>
      <text:p text:style-name="P3">именно в этом веку позор крепостного права (рабства) всё сильнее набирал обороты как в следствии крестьянская война </text:p>
      <text:p text:style-name="P3">не смотря на это ростки капитализма пробивались наружу </text:p>
      <text:p text:style-name="P3">и в этом веку была показа сила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3:54:12.132000000</meta:creation-date>
    <dc:date>2023-10-09T15:46:18.791000000</dc:date>
    <meta:editing-duration>PT1H52M7S</meta:editing-duration>
    <meta:editing-cycles>1</meta:editing-cycles>
    <meta:document-statistic meta:table-count="0" meta:image-count="0" meta:object-count="0" meta:page-count="1" meta:paragraph-count="11" meta:word-count="92" meta:character-count="601" meta:non-whitespace-character-count="512"/>
    <meta:generator>LibreOffice/7.5.2.2$Windows_X86_64 LibreOffice_project/53bb9681a964705cf672590721dbc85eb4d0c3a2</meta:generator>
  </office:meta>
</office:document-meta>
</file>